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2055in"/>
    </style:style>
    <style:style style:name="co6" style:family="table-column">
      <style:table-column-properties fo:break-before="auto" style:column-width="1.6035in"/>
    </style:style>
    <style:style style:name="co7" style:family="table-column">
      <style:table-column-properties fo:break-before="auto" style:column-width="1.6366in"/>
    </style:style>
    <style:style style:name="co8" style:family="table-column">
      <style:table-column-properties fo:break-before="auto" style:column-width="1.272in"/>
    </style:style>
    <style:style style:name="co9" style:family="table-column">
      <style:table-column-properties fo:break-before="auto" style:column-width="0.995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61"/>
  </office:automatic-styles>
  <office:body>
    <office:spreadsheet>
      <table:table table:name="Adjoint Colli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ce3"/>
        <table:table-row table:style-name="ro1">
          <table:table-cell table:style-name="ce1" office:value-type="string">
            <text:p>MCSA Breakdown Calculations</text:p>
          </table:table-cell>
          <table:table-cell table:number-columns-repeated="9"/>
          <table:table-cell table:style-name="Default"/>
        </table:table-row>
        <table:table-row table:style-name="ro2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8"/>
          <table:table-cell table:style-name="Default"/>
        </table:table-row>
        <table:table-row table:style-name="ro2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5"/>
          <table:table-cell table:style-name="Default"/>
        </table:table-row>
        <table:table-row table:style-name="ro3" table:number-rows-repeated="2">
          <table:table-cell table:number-columns-repeated="10"/>
          <table:table-cell table:style-name="Default"/>
        </table:table-row>
        <table:table-row table:style-name="ro2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4">
            <text:p>0.4</text:p>
          </table:table-cell>
          <table:table-cell table:formula="of:=[.I14]/[.G14]" office:value-type="float" office:value="0.1">
            <text:p>0.1</text:p>
          </table:table-cell>
          <table:table-cell table:formula="of:=[.I14]/([.G14]*[.F14])" office:value-type="float" office:value="0.00001">
            <text:p>1.0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6">
            <text:p>6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3">
            <text:p>0.43</text:p>
          </table:table-cell>
          <table:table-cell table:formula="of:=[.I15]/[.G15]" office:value-type="float" office:value="0.0716666666666667">
            <text:p>0.0716666667</text:p>
          </table:table-cell>
          <table:table-cell table:formula="of:=[.I15]/([.G15]*[.F15])" office:value-type="float" office:value="0.00000716666666666667">
            <text:p>7.1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48">
            <text:p>0.48</text:p>
          </table:table-cell>
          <table:table-cell table:formula="of:=[.I16]/[.G16]" office:value-type="float" office:value="0.06">
            <text:p>0.06</text:p>
          </table:table-cell>
          <table:table-cell table:formula="of:=[.I16]/([.G16]*[.F16])" office:value-type="float" office:value="0.000006">
            <text:p>6.00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13">
            <text:p>13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0.75">
            <text:p>0.75</text:p>
          </table:table-cell>
          <table:table-cell table:formula="of:=[.I17]/[.G17]" office:value-type="float" office:value="0.0576923076923077">
            <text:p>0.0576923077</text:p>
          </table:table-cell>
          <table:table-cell table:formula="of:=[.I17]/([.G17]*[.F17])" office:value-type="float" office:value="0.00000576923076923077">
            <text:p>5.7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21">
            <text:p>21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1.8">
            <text:p>1.8</text:p>
          </table:table-cell>
          <table:table-cell table:formula="of:=[.I18]/[.G18]" office:value-type="float" office:value="0.0857142857142857">
            <text:p>0.0857142857</text:p>
          </table:table-cell>
          <table:table-cell table:formula="of:=[.I18]/([.G18]*[.F18])" office:value-type="float" office:value="0.00000857142857142857">
            <text:p>8.5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26">
            <text:p>26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2.8">
            <text:p>2.8</text:p>
          </table:table-cell>
          <table:table-cell table:formula="of:=[.I19]/[.G19]" office:value-type="float" office:value="0.107692307692308">
            <text:p>0.1076923077</text:p>
          </table:table-cell>
          <table:table-cell table:formula="of:=[.I19]/([.G19]*[.F19])" office:value-type="float" office:value="0.0000107692307692308">
            <text:p>1.0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36">
            <text:p>36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35">
            <text:p>5.35</text:p>
          </table:table-cell>
          <table:table-cell table:formula="of:=[.I20]/[.G20]" office:value-type="float" office:value="0.148611111111111">
            <text:p>0.1486111111</text:p>
          </table:table-cell>
          <table:table-cell table:formula="of:=[.I20]/([.G20]*[.F20])" office:value-type="float" office:value="0.0000148611111111111">
            <text:p>1.49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76">
            <text:p>76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9.242">
            <text:p>19.242</text:p>
          </table:table-cell>
          <table:table-cell table:formula="of:=[.I21]/[.G21]" office:value-type="float" office:value="0.253184210526316">
            <text:p>0.2531842105</text:p>
          </table:table-cell>
          <table:table-cell table:formula="of:=[.I21]/([.G21]*[.F21])" office:value-type="float" office:value="0.0000253184210526316">
            <text:p>2.53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5000">
            <text:p>15000</text:p>
          </table:table-cell>
          <table:table-cell office:value-type="float" office:value="56">
            <text:p>56</text:p>
          </table:table-cell>
          <table:table-cell table:formula="of:=[.F22]/([.$B$8]*[.$B$8])" office:value-type="float" office:value="1.5">
            <text:p>1.5</text:p>
          </table:table-cell>
          <table:table-cell office:value-type="float" office:value="25">
            <text:p>25</text:p>
          </table:table-cell>
          <table:table-cell table:formula="of:=[.I22]/[.G22]" office:value-type="float" office:value="0.446428571428571">
            <text:p>0.4464285714</text:p>
          </table:table-cell>
          <table:table-cell table:formula="of:=[.I22]/([.G22]*[.F22])" office:value-type="float" office:value="0.0000297619047619048">
            <text:p>2.9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5000">
            <text:p>15000</text:p>
          </table:table-cell>
          <table:table-cell office:value-type="float" office:value="82">
            <text:p>82</text:p>
          </table:table-cell>
          <table:table-cell table:formula="of:=[.F23]/([.$B$8]*[.$B$8])" office:value-type="float" office:value="1.5">
            <text:p>1.5</text:p>
          </table:table-cell>
          <table:table-cell office:value-type="float" office:value="45.6">
            <text:p>45.6</text:p>
          </table:table-cell>
          <table:table-cell table:formula="of:=[.I23]/[.G23]" office:value-type="float" office:value="0.55609756097561">
            <text:p>0.556097561</text:p>
          </table:table-cell>
          <table:table-cell table:formula="of:=[.I23]/([.G23]*[.F23])" office:value-type="float" office:value="0.0000370731707317073">
            <text:p>3.71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20000">
            <text:p>20000</text:p>
          </table:table-cell>
          <table:table-cell office:value-type="float" office:value="78">
            <text:p>78</text:p>
          </table:table-cell>
          <table:table-cell table:formula="of:=[.F24]/([.$B$8]*[.$B$8])" office:value-type="float" office:value="2">
            <text:p>2</text:p>
          </table:table-cell>
          <table:table-cell office:value-type="float" office:value="73.5">
            <text:p>73.5</text:p>
          </table:table-cell>
          <table:table-cell table:formula="of:=[.I24]/[.G24]" office:value-type="float" office:value="0.942307692307692">
            <text:p>0.9423076923</text:p>
          </table:table-cell>
          <table:table-cell table:formula="of:=[.I24]/([.G24]*[.F24])" office:value-type="float" office:value="0.0000471153846153846">
            <text:p>4.71E-0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25000">
            <text:p>25000</text:p>
          </table:table-cell>
          <table:table-cell office:value-type="float" office:value="95">
            <text:p>95</text:p>
          </table:table-cell>
          <table:table-cell table:formula="of:=[.F25]/([.$B$8]*[.$B$8])" office:value-type="float" office:value="2.5">
            <text:p>2.5</text:p>
          </table:table-cell>
          <table:table-cell office:value-type="float" office:value="145">
            <text:p>145</text:p>
          </table:table-cell>
          <table:table-cell table:formula="of:=[.I25]/[.G25]" office:value-type="float" office:value="1.52631578947368">
            <text:p>1.5263157895</text:p>
          </table:table-cell>
          <table:table-cell table:formula="of:=[.I25]/([.G25]*[.F25])" office:value-type="float" office:value="0.0000610526315789474">
            <text:p>6.11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40000">
            <text:p>40000</text:p>
          </table:table-cell>
          <table:table-cell office:value-type="float" office:value="81">
            <text:p>81</text:p>
          </table:table-cell>
          <table:table-cell table:formula="of:=[.F26]/([.$B$8]*[.$B$8])" office:value-type="float" office:value="4">
            <text:p>4</text:p>
          </table:table-cell>
          <table:table-cell office:value-type="float" office:value="269">
            <text:p>269</text:p>
          </table:table-cell>
          <table:table-cell table:formula="of:=[.I26]/[.G26]" office:value-type="float" office:value="3.32098765432099">
            <text:p>3.3209876543</text:p>
          </table:table-cell>
          <table:table-cell table:formula="of:=[.I26]/([.G26]*[.F26])" office:value-type="float" office:value="0.0000830246913580247">
            <text:p>8.3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65000">
            <text:p>65000</text:p>
          </table:table-cell>
          <table:table-cell office:value-type="float" office:value="86">
            <text:p>86</text:p>
          </table:table-cell>
          <table:table-cell table:formula="of:=[.F27]/([.$B$8]*[.$B$8])" office:value-type="float" office:value="6.5">
            <text:p>6.5</text:p>
          </table:table-cell>
          <table:table-cell office:value-type="float" office:value="733">
            <text:p>733</text:p>
          </table:table-cell>
          <table:table-cell table:formula="of:=[.I27]/[.G27]" office:value-type="float" office:value="8.52325581395349">
            <text:p>8.523255814</text:p>
          </table:table-cell>
          <table:table-cell table:formula="of:=[.I27]/([.G27]*[.F27])" office:value-type="float" office:value="0.000131127012522361">
            <text:p>1.31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0328">
            <text:p>1.0328</text:p>
          </table:table-cell>
          <table:table-cell table:formula="of:=[.C28]/[.$B$9]" office:value-type="float" office:value="10.328">
            <text:p>10.328</text:p>
          </table:table-cell>
          <table:table-cell office:value-type="float" office:value="0.996627">
            <text:p>0.996627</text:p>
          </table:table-cell>
          <table:table-cell office:value-type="float" office:value="135000">
            <text:p>135000</text:p>
          </table:table-cell>
          <table:table-cell/>
          <table:table-cell table:formula="of:=[.F28]/([.$B$8]*[.$B$8])" office:value-type="float" office:value="13.5">
            <text:p>13.5</text:p>
          </table:table-cell>
          <table:table-cell/>
          <table:table-cell table:formula="of:=[.I28]/[.G28]" office:value-type="float" office:value="0">
            <text:p>#DIV/0!</text:p>
          </table:table-cell>
          <table:table-cell table:formula="of:=[.I28]/([.G28]*[.F28])" office:value-type="float" office:value="0">
            <text:p>#DIV/0!</text:p>
          </table:table-cell>
        </table:table-row>
      </table:table>
      <table:table table:name="Adjoint Expected Value" table:style-name="ta1">
        <table:table-column table:style-name="co10" table:default-cell-style-name="Default"/>
        <table:table-row table:style-name="ro3">
          <table:table-cell/>
        </table:table-row>
      </table:table>
      <table:table table:name="Forward Collsion" table:style-name="ta1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5-14T09:25:49</meta:creation-date>
    <dc:date>2013-05-14T11:43:33</dc:date>
    <dc:creator>Stuart Slattery</dc:creator>
    <meta:editing-duration>PT2H10M56S</meta:editing-duration>
    <meta:editing-cycles>25</meta:editing-cycles>
    <meta:generator>LibreOffice/4.0.2.2$Linux_X86_64 LibreOffice_project/400m0$Build-2</meta:generator>
    <meta:document-statistic meta:table-count="3" meta:cell-count="203" meta:object-count="0"/>
  </office:meta>
</office:document-meta>
</file>